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color="#3399ff"/>
    </style:style>
    <style:style style:name="T15" style:family="text">
      <style:text-properties fo:color="#333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,39</text:p>
      <text:p text:style-name="P11">Улучшить главы: 1,2,7,8 (особенно вторую половину <text:span text:style-name="T1">2</text:span>й главы)!</text:p>
      <text:h text:style-name="Heading_20_2" text:outline-level="2">Фанфик очищен по страницу: 54</text:h>
      <text:p text:style-name="P19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20">4. З<text:span text:style-name="T3">аклинание Последнего Шанса. </text:span><text:span text:style-name="T7">Mike Oldfield – Tres Lunas ”To Be Free” (Radio Edit)</text:span></text:p>
      <text:p text:style-name="P21">5. Нерадивый ученик</text:p>
      <text:p text:style-name="P20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18">7. Жаркий пикник &lt;<text:span text:style-name="T14">Mylene Farmer — L`Ame-Stram-Gram</text:span>&gt;<text:line-break/>8. Стыд <text:s/>&lt;<text:span text:style-name="T15">Pet Shop Boys — A Man Could Get Arrested</text:span>&gt;</text:p>
      <text:p text:style-name="P18">9. Кошмар пегасов<text:line-break/><text:line-break/><text:line-break/></text:p>
      <text:p text:style-name="P18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8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10">Дэш выписывает пируэты в небе. Анон пытается зарисовать её (Дэш попросила его об этом — схематические рисунки пируэтов Дэш). </text:p>
      <text:p text:style-name="P10"/>
      <text:p text:style-name="P3">Шесть. Пять. Четыре. Три. Два. Один.</text:p>
      <text:p text:style-name="P3">– Старт!</text:p>
      <text:p text:style-name="P3"><text:soft-page-break/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3">– Ну что, видел? Тебе понравилось? Круто, правда?!!</text:p>
      <text:p text:style-name="P3">Дэш зависла надо мной с гордым видом. Я молча смотрел на неё с открытым ртом. Если бы ты знал, что водишь дружбу с ядерным реактором, Анон, ты был бы поосторожнее!</text:p>
      <text:p text:style-name="P3">Пегаска, не услышав от меня слов восхищения, надулась.</text:p>
      <text:p text:style-name="P3">– Между прочим, я ещё не на полную выложилась! Если бы мне разрешили взлететь повыше, удар был бы на 20% круче!</text:p>
      <text:p text:style-name="P3">– И тогда бы возникла угроза разрушения «Громовержца». – заметила Твайлайт, подходя к нам. – В скальном массиве есть трещина. При усилении радужного удара на величину от десяти до семнадцати процентов, ударная волна приведёт «Громовержец» к вибрации, что, в свою очередь, может расколоть скалу на три части.</text:p>
      <text:p text:style-name="P3">Дэш почесала в затылке.</text:p>
      <text:p text:style-name="P3">– Ты хочешь сказать, что </text:p>
      <text:p text:style-name="P3"/>
      <text:p text:style-name="P3"/>
      <text:p text:style-name="P7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непригодности для зачистки болота — можно уничтожить развалины замка Сестёр</text:span>&gt;</text:p>
      <text:p text:style-name="P3"/>
      <text:p text:style-name="P10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10"/>
      <text:p text:style-name="P7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<text:soft-page-break/>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<text:soft-page-break/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</text:span><text:span text:style-name="T13">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6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5">– Дэш, ты чего? Всё в порядке?</text:p>
      <text:p text:style-name="P5">– Ты о чём, Анон? – в тоне пегаски слышалось напряжение.</text:p>
      <text:p text:style-name="P5">– Ты ведь плакала?</text:p>
      <text:p text:style-name="P5">– Вот ещё! С какого это фига? У тебя глюки, Анон?</text:p>
      <text:p text:style-name="P5">Её наигранная весёлость только утвердила меня в своей правоте. Я осторожно снял с Дэш громадные противосолнечные очки.</text:p>
      <text:p text:style-name="P5"><text:soft-page-break/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9"><text:span text:style-name="T3">– Не трожь! – Дэш сердито фыркнула. – </text:span>Меня ослепило солнце! И вообще, не твоё дело!</text:p>
      <text:p text:style-name="P9"><text:s/>Вырвав у меня очки из рук, пегаска развернулась на одном копыте и улетела.</text:p>
      <text:p text:style-name="P16"/>
      <text:h text:style-name="Heading_20_2" text:outline-level="2">Идеи</text:h>
      <text:list xml:id="list3066392192891611105" text:style-name="L1">
        <text:list-item>
          <text:p text:style-name="P22">Книги:</text:p>
        </text:list-item>
      </text:list>
      <text:list xml:id="list57618387974881538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2306267279837555355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<text:soft-page-break/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20T00:39:32.39</dc:date>
    <meta:editing-duration>P3DT17H30M21S</meta:editing-duration>
    <meta:editing-cycles>135</meta:editing-cycles>
    <meta:generator>OpenOffice/4.1.1$Win32 OpenOffice.org_project/411m6$Build-9775</meta:generator>
    <dc:creator>макс </dc:creator>
    <meta:document-statistic meta:table-count="0" meta:image-count="0" meta:object-count="0" meta:page-count="6" meta:paragraph-count="137" meta:word-count="2446" meta:character-count="15657"/>
  </office:meta>
</office:document-meta>
</file>